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1000000001D32C84ABC71FCAF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Calibri1" svg:font-family="Calibri"/>
    <style:font-face style:name="Consolas" svg:font-family="Consolas"/>
    <style:font-face style:name="MS Gothic2" svg:font-family="'MS Gothic'" style:font-family-generic="modern"/>
    <style:font-face style:name="Arial4" svg:font-family="Arial" style:font-family-generic="roman"/>
    <style:font-face style:name="Times New Roman1" svg:font-family="'Times New Roman'" style:font-family-generic="roman"/>
    <style:font-face style:name="Arial5" svg:font-family="Arial" style:font-family-generic="swiss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" svg:font-family="Calibri" style:font-pitch="variable"/>
    <style:font-face style:name="Consolas1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MS Gothic" svg:font-family="'MS Gothic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MS Gothic1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3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  <style:paragraph-properties style:writing-mode="lr-tb"/>
    </style:style>
    <style:style style:name="gr4" style:family="graphic" style:parent-style-name="standard">
      <style:graphic-properties draw:stroke="solid" svg:stroke-width="0.026cm" svg:stroke-color="#000000" draw:fill="bitmap" draw:fill-image-name="msFillBitmap_20_14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  <style:paragraph-properties style:writing-mode="lr-tb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שקופית_20_כותרת-notes">
      <style:graphic-properties draw:fill-color="#ffffff" fo:min-height="13.364cm"/>
      <style:paragraph-properties style:writing-mode="lr-tb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7" style:family="presentation" style:parent-style-name="כותרת_20_ותוכן-notes">
      <style:graphic-properties draw:fill-color="#ffffff" fo:min-height="13.364cm"/>
      <style:paragraph-properties style:writing-mode="lr-tb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9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10" style:family="presentation" style:parent-style-name="שקופית_20_כותרת_5f_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11" style:family="presentation" style:parent-style-name="שקופית_20_כותרת_5f_-notes">
      <style:graphic-properties draw:fill-color="#ffffff" fo:min-height="13.364cm"/>
      <style:paragraph-properties style:writing-mode="lr-tb"/>
    </style:style>
    <style:style style:name="pr12" style:family="presentation" style:parent-style-name="כותרת_20_ותוכן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13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כותרת_20_ותוכן_5f_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15" style:family="presentation" style:parent-style-name="כותרת_20_ותוכן_5f_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P11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paragraph-properties fo:margin-top="0cm" fo:margin-bottom="0cm" fo:line-height="120%" fo:text-align="start" style:writing-mode="lr-tb"/>
      <style:text-properties fo:font-size="24pt" style:font-size-asian="24pt" style:font-size-complex="24pt"/>
    </style:style>
    <style:style style:name="P14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 style:font-size-asian="24pt" style:font-size-complex="24pt"/>
    </style:style>
    <style:style style:name="P15" style:family="paragraph">
      <loext:graphic-properties draw:fill="none"/>
      <style:paragraph-properties fo:text-align="start" style:writing-mode="lr-tb" style:font-independent-line-spacing="true"/>
      <style:text-properties fo:font-size="20pt" style:font-size-asian="20pt" style:font-size-complex="20pt"/>
    </style:style>
    <style:style style:name="P16" style:family="paragraph">
      <style:paragraph-properties fo:margin-top="0cm" fo:margin-bottom="0cm" fo:line-height="120%" fo:text-align="start" style:writing-mode="lr-tb"/>
      <style:text-properties fo:font-size="24pt"/>
    </style:style>
    <style:style style:name="P1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8" style:family="paragraph">
      <style:paragraph-properties fo:margin-left="0.794cm" fo:margin-right="0cm" fo:margin-top="0cm" fo:margin-bottom="0cm" fo:line-height="90%" fo:text-align="start" fo:text-indent="-0.793cm" style:writing-mode="lr-tb">
        <style:tab-stops>
          <style:tab-stop style:position="0cm"/>
        </style:tab-stops>
      </style:paragraph-properties>
      <style:text-properties fo:font-size="24pt"/>
    </style:style>
    <style:style style:name="P19" style:family="paragraph">
      <style:paragraph-properties fo:margin-left="0.794cm" fo:margin-right="0cm" fo:margin-top="0cm" fo:margin-bottom="0cm" fo:line-height="90%" fo:text-align="start" fo:text-indent="-0.793cm" style:writing-mode="rl-tb">
        <style:tab-stops>
          <style:tab-stop style:position="0cm"/>
        </style:tab-stops>
      </style:paragraph-properties>
      <style:text-properties fo:font-size="24pt"/>
    </style:style>
    <style:style style:name="P20" style:family="paragraph">
      <loext:graphic-properties draw:fill="bitmap" draw:fill-image-name="msFillBitmap_20_14" draw:fill-image-width="0.394cm" draw:fill-image-height="0.024cm" style:repeat="repeat" draw:fill-image-ref-point-x="0%" draw:fill-image-ref-point-y="0%" draw:fill-image-ref-point="center"/>
      <style:paragraph-properties fo:text-align="start" style:writing-mode="lr-tb" style:font-independent-line-spacing="true"/>
      <style:text-properties fo:font-size="24pt"/>
    </style:style>
    <style:style style:name="P21" style:family="paragraph">
      <loext:graphic-properties draw:fill="none"/>
      <style:paragraph-properties fo:text-align="start" style:writing-mode="lr-tb" style:font-independent-line-spacing="true"/>
      <style:text-properties fo:font-size="32pt" style:font-size-asian="32pt" style:font-size-complex="32pt"/>
    </style:style>
    <style:style style:name="P22" style:family="paragraph">
      <style:paragraph-properties fo:margin-left="0cm" fo:margin-right="0cm" fo:margin-top="0.212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text-indent="0cm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outline="false" style:text-line-through-style="none" style:text-line-through-type="none" style:text-position="0% 100%" style:font-name="Arial3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40pt" style:language-asian="en" style:country-asian="US" style:font-style-asian="normal" style:font-weight-asian="normal" style:font-name-complex="Arial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8000" style:text-outline="false" style:text-line-through-style="none" style:text-line-through-type="none" style:text-position="0% 100%" style:font-name="Consolas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font-variant="normal" fo:text-transform="none" fo:color="#009900" style:text-outline="false" style:text-line-through-style="none" style:text-line-through-type="none" style:text-position="0% 100%" style:font-name="Consolas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99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font-variant="normal" fo:text-transform="none" fo:color="#ce181e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9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9900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0000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99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5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7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0pt" style:language-asian="en" style:country-asian="US" style:font-style-asian="normal" style:font-weight-asian="normal" style:font-name-complex="Arial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0pt" style:language-asian="en" style:country-asian="US" style:font-style-asian="normal" style:font-weight-asian="normal" style:font-name-complex="Arial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1" style:family="text">
      <style:text-properties fo:font-variant="normal" fo:text-transform="none" fo:color="#8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nsolas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0pt" style:language-asian="en" style:country-asian="US" style:font-style-asian="normal" style:font-weight-asian="normal" style:font-name-complex="Arial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3333ff" style:text-outline="false" style:text-line-through-style="none" style:text-line-through-type="none" style:text-position="0% 100%" style:font-name="Consolas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0pt" style:language-asian="en" style:country-asian="US" style:font-style-asian="normal" style:font-weight-asian="normal" style:font-name-complex="Arial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3333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6" style:family="text">
      <style:text-properties fo:font-variant="normal" fo:text-transform="none" fo:color="#cc99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8" style:family="text">
      <style:text-properties fo:font-variant="normal" fo:text-transform="none" fo:color="#696464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0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696464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696464" style:text-line-through-style="none" style:text-line-through-type="none" style:text-position="0% 100%" style:font-name="Arial3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43" style:family="text">
      <style:text-properties fo:font-variant="normal" fo:text-transform="none" fo:color="#000099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1.474cm" text:min-label-width="1.013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1.73cm" text:min-label-width="0.757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++: const methods</text:span></text:p>
          </draw:text-box>
        </draw:frame>
        <draw:frame draw:name="כותרת משנה 3" presentation:style-name="pr2" draw:text-style-name="P4" draw:layer="layout" svg:width="17.779cm" svg:height="4.444cm" svg:x="4.575cm" svg:y="11.518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variables – like in c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minder: const variables (</text:span><text:span text:style-name="T4">in C and C++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// const pointer to un-const variable </text:span></text:p>
            <text:p text:style-name="P9"><text:span text:style-name="T7">int</text:span><text:span text:style-name="T8"> * </text:span><text:span text:style-name="T7">const</text:span><text:span text:style-name="T8"> p1 = &amp;i;</text:span></text:p>
            <text:list text:style-name="L4">
              <text:list-item>
                <text:p text:style-name="P9"><text:span text:style-name="T9">p1++; </text:span><text:span text:style-name="T10">// </text:span><text:span text:style-name="T11">compile error </text:span></text:p>
              </text:list-item>
              <text:list-item>
                <text:p text:style-name="P9"><text:span text:style-name="T8">(*p1)++; </text:span><text:span text:style-name="T11">// ok </text:span></text:p>
              </text:list-item>
            </text:list>
            <text:p text:style-name="P9"><text:span text:style-name="T6">// un-const pointer to const variable </text:span></text:p>
            <text:p text:style-name="P9"><text:span text:style-name="T7">const</text:span><text:span text:style-name="T8"> </text:span><text:span text:style-name="T7">int</text:span><text:span text:style-name="T8"> * p2 = &amp;b;</text:span></text:p>
            <text:list text:style-name="L5">
              <text:list-item>
                <text:p text:style-name="P9"><text:span text:style-name="T8">p2++; </text:span><text:span text:style-name="T11">// ok</text:span></text:p>
              </text:list-item>
              <text:list-item>
                <text:p text:style-name="P9"><text:span text:style-name="T8">(*p2)++; </text:span><text:span text:style-name="T11">// compile error </text:span></text:p>
              </text:list-item>
            </text:list>
            <text:p text:style-name="P9"><text:span text:style-name="T6">// const pointer to a const variable </text:span></text:p>
            <text:p text:style-name="P9"><text:span text:style-name="T7">const</text:span><text:span text:style-name="T8"> </text:span><text:span text:style-name="T7">int</text:span><text:span text:style-name="T8"> * </text:span><text:span text:style-name="T7">const</text:span><text:span text:style-name="T8"> p3 = &amp;b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1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Const method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1"><text:span text:style-name="T12">class</text:span><text:span text:style-name="T13"> A </text:span><text:span text:style-name="T13"><text:line-break/></text:span><text:span text:style-name="T13">{ int a;</text:span><text:span text:style-name="T13"><text:line-break/></text:span><text:span text:style-name="T12">public</text:span><text:span text:style-name="T13">: </text:span><text:span text:style-name="T13"><text:line-break/></text:span><text:span text:style-name="T13">   </text:span><text:span text:style-name="T12">void</text:span><text:span text:style-name="T13"> </text:span><text:span text:style-name="T14">print() </text:span><text:span text:style-name="T15">const</text:span><text:span text:style-name="T14">; </text:span><text:span text:style-name="T14"><text:line-break/></text:span><text:span text:style-name="T14">   </text:span><text:span text:style-name="T15">void</text:span><text:span text:style-name="T14"> set(); </text:span><text:span text:style-name="T14"><text:line-break/></text:span><text:span text:style-name="T14">}; </text:span><text:span text:style-name="T14"><text:line-break/></text:span><text:span text:style-name="T15">void</text:span><text:span text:style-name="T14"> A::print() </text:span><text:span text:style-name="T15">const</text:span><text:span text:style-name="T14"> {</text:span></text:p>
            <text:p text:style-name="P11"><text:span text:style-name="T16"><text:s/></text:span><text:span text:style-name="T16">// </text:span><text:span text:style-name="T14">print</text:span><text:span text:style-name="T17">(const A* const this)</text:span></text:p>
            <text:p text:style-name="P11"><text:span text:style-name="T14"><text:s/></text:span><text:span text:style-name="T18">a=5; </text:span><text:span text:style-name="T17">// = this→a = 5 = error</text:span></text:p>
            <text:p text:style-name="P11"><text:span text:style-name="T14"><text:s/></text:span><text:span text:style-name="T14">cout &lt;&lt; a; </text:span><text:span text:style-name="T17">// OK</text:span><text:span text:style-name="T14"><text:line-break/></text:span><text:span text:style-name="T14">} </text:span><text:span text:style-name="T14"><text:line-break/></text:span><text:span text:style-name="T15">void</text:span><text:span text:style-name="T14"> A::set() { </text:span></text:p>
            <text:p text:style-name="P11"><text:span text:style-name="T17"><text:s/></text:span><text:span text:style-name="T17">// set(A* const this)</text:span></text:p>
            <text:p text:style-name="P11"><text:span text:style-name="T19"><text:s/></text:span><text:span text:style-name="T19">this-&gt;a=5; <text:s/></text:span><text:span text:style-name="T17">// OK</text:span><text:span text:style-name="T14"><text:line-break/></text:span><text:span text:style-name="T14">} </text:span></text:p>
          </draw:text-box>
        </draw:frame>
        <draw:line draw:name="Line 4" draw:style-name="gr2" draw:text-style-name="P12" draw:layer="layout" svg:x1="11.804cm" svg:y1="3.598cm" svg:x2="11.893cm" svg:y2="17.846cm">
          <text:p/>
        </draw:line>
        <draw:custom-shape draw:name="Text Box 5" draw:style-name="gr3" draw:text-style-name="P14" draw:layer="layout" svg:width="13.547cm" svg:height="11.732cm" svg:x="11.853cm" svg:y="3.598cm">
          <text:p text:style-name="P13"><text:span text:style-name="T20">int</text:span><text:span text:style-name="T21"> main() { </text:span><text:span text:style-name="T21"><text:line-break/></text:span><text:span text:style-name="T21"> A a; </text:span><text:span text:style-name="T21"><text:line-break/></text:span><text:span text:style-name="T21"> </text:span><text:span text:style-name="T20">const</text:span><text:span text:style-name="T21"> A ca; </text:span><text:span text:style-name="T21"><text:line-break/></text:span><text:span text:style-name="T21"> a.print();</text:span><text:span text:style-name="T22"> //=</text:span><text:span text:style-name="T21">print</text:span><text:span text:style-name="T22">(&amp;a)</text:span><text:span text:style-name="T21"><text:line-break/></text:span><text:span text:style-name="T21"> a.set();</text:span><text:span text:style-name="T22"> //=</text:span><text:span text:style-name="T21">set</text:span><text:span text:style-name="T22">(&amp;a)</text:span><text:span text:style-name="T21"><text:line-break/></text:span><text:span text:style-name="T21"> ca.print();</text:span><text:span text:style-name="T22">//=</text:span><text:span text:style-name="T21">print</text:span><text:span text:style-name="T22">(&amp;ca)</text:span><text:span text:style-name="T21"><text:line-break/></text:span><text:span text:style-name="T21"> </text:span><text:span text:style-name="T23">ca.</text:span><text:span text:style-name="T21">set</text:span><text:span text:style-name="T23">();</text:span><text:span text:style-name="T22">//=</text:span><text:span text:style-name="T21">set</text:span><text:span text:style-name="T24">(&amp;ca) – compilation error!</text:span><text:span text:style-name="T25"><text:line-break/></text:span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2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Const method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6" draw:text-style-name="P15" draw:layer="layout" svg:width="24.129cm" svg:height="15.662cm" svg:x="0.635cm" svg:y="2.752cm" presentation:class="outline" presentation:user-transformed="true">
          <draw:text-box>
            <text:p text:style-name="P9"><text:span text:style-name="T27">class</text:span><text:span text:style-name="T28"> A</text:span><text:span text:style-name="T28"><text:line-break/></text:span><text:span text:style-name="T28">{ BigInt xx;</text:span><text:span text:style-name="T28"><text:line-break/></text:span><text:span text:style-name="T27">public</text:span><text:span text:style-name="T28">:</text:span><text:span text:style-name="T28"><text:line-break/></text:span><text:span text:style-name="T28"> </text:span><text:span text:style-name="T27">const </text:span><text:span text:style-name="T28">BigInt</text:span><text:span text:style-name="T27">&amp;</text:span><text:span text:style-name="T28"> foo() </text:span><text:span text:style-name="T27">const</text:span><text:span text:style-name="T28">;</text:span><text:span text:style-name="T28"><text:line-break/></text:span><text:span text:style-name="T28"> BigInt</text:span><text:span text:style-name="T27">&amp;</text:span><text:span text:style-name="T28"> foo();</text:span><text:span text:style-name="T28"><text:line-break/></text:span><text:span text:style-name="T28">};</text:span></text:p>
            <text:p text:style-name="P9"><text:span text:style-name="T28"><text:line-break/></text:span><text:span text:style-name="T27">const </text:span><text:span text:style-name="T29">BigInt</text:span><text:span text:style-name="T30">&amp;</text:span><text:span text:style-name="T29"> A::foo() </text:span><text:span text:style-name="T30">const</text:span><text:span text:style-name="T29"> {</text:span><text:span text:style-name="T29"><text:line-break/></text:span><text:span text:style-name="T29">   cout &lt;&lt; </text:span><text:span text:style-name="T31">"const foo\n";</text:span></text:p>
            <text:p text:style-name="P9"><text:span text:style-name="T32"><text:s text:c="3"/></text:span><text:span text:style-name="T33">return</text:span><text:span text:style-name="T32"> xx;</text:span><text:span text:style-name="T28"><text:line-break/></text:span><text:span text:style-name="T28">} </text:span><text:span text:style-name="T28"><text:line-break/></text:span><text:span text:style-name="T29">BigInt</text:span><text:span text:style-name="T30">&amp;</text:span><text:span text:style-name="T29"> A::foo() </text:span><text:span text:style-name="T29"><text:line-break/></text:span><text:span text:style-name="T29">{ </text:span><text:span text:style-name="T29"><text:line-break/></text:span><text:span text:style-name="T29">   cout &lt;&lt; </text:span><text:span text:style-name="T31">"foo\n"</text:span><text:span text:style-name="T29">;</text:span></text:p>
            <text:p text:style-name="P9"><text:span text:style-name="T29"><text:s text:c="3"/></text:span><text:span text:style-name="T34">return</text:span><text:span text:style-name="T29"> xx; </text:span><text:span text:style-name="T29"><text:line-break/></text:span><text:span text:style-name="T29">} </text:span></text:p>
          </draw:text-box>
        </draw:frame>
        <draw:line draw:name="Line 4" draw:style-name="gr2" draw:text-style-name="P12" draw:layer="layout" svg:x1="12.823cm" svg:y1="3.598cm" svg:x2="12.911cm" svg:y2="17.846cm">
          <text:p/>
        </draw:line>
        <draw:custom-shape draw:name="Text Box 5" draw:style-name="gr3" draw:text-style-name="P17" draw:layer="layout" svg:width="11.72cm" svg:height="16.608cm" svg:x="13.123cm" svg:y="3.598cm">
          <text:p text:style-name="P16"><text:span text:style-name="T35">int</text:span><text:span text:style-name="T26"> main() </text:span><text:span text:style-name="T26"><text:line-break/></text:span><text:span text:style-name="T26">{ </text:span><text:span text:style-name="T26"><text:line-break/></text:span><text:span text:style-name="T26">   A a; </text:span><text:span text:style-name="T26"><text:line-break/></text:span><text:span text:style-name="T26">   </text:span><text:span text:style-name="T35">const</text:span><text:span text:style-name="T26"> A ca; </text:span></text:p>
          <text:p text:style-name="P16"><text:span text:style-name="T21"><text:s text:c="3"/></text:span><text:span text:style-name="T21">A a2 = ca; //OK</text:span><text:span text:style-name="T21"><text:line-break/></text:span><text:span text:style-name="T21">   a.foo () = 5; </text:span><text:span text:style-name="T21"><text:line-break/></text:span><text:span text:style-name="T21"> <text:s text:c="2"/></text:span><text:span text:style-name="T26">BigInt i=ca.foo(); </text:span><text:span text:style-name="T26"><text:line-break/></text:span><text:span text:style-name="T26">} </text:span><text:span text:style-name="T26"><text:line-break/></text:span><text:span text:style-name="T26"><text:line-break/></text:span><text:span text:style-name="T26"><text:line-break/></text:span><text:span text:style-name="T26"/></text:p>
          <text:p text:style-name="P16"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20" draw:layer="layout" svg:width="9.842cm" svg:height="4.612cm" svg:x="13.97cm" svg:y="13.794cm">
          <text:p text:style-name="P18"><text:span text:style-name="T36">// output</text:span></text:p>
          <text:p text:style-name="P19"><text:span text:style-name="T37">foo</text:span></text:p>
          <text:p text:style-name="P19"><text:span text:style-name="T37">const f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?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1" draw:layer="layout" svg:width="23.706cm" svg:height="1.776cm" svg:x="0.847cm" svg:y="0.763cm" presentation:class="title" presentation:user-transformed="true">
          <draw:text-box>
            <text:p text:style-name="P6"><text:span text:style-name="T38">How can we have two "foo" functions?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Content Placeholder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39">– </text:span><text:span text:style-name="T39">Overload resolution:</text:span></text:p>
            <text:p text:style-name="P11"><text:span text:style-name="T8">A::foo(A* </text:span><text:span text:style-name="T7">const this</text:span><text:span text:style-name="T8">) </text:span><text:span text:style-name="T8"><text:line-break/></text:span><text:span text:style-name="T8"/></text:p>
            <text:p text:style-name="P11"><text:span text:style-name="T9">A::foo(</text:span><text:span text:style-name="T40">const</text:span><text:span text:style-name="T9"> A* </text:span><text:span text:style-name="T7">const this</text:span><text:span text:style-name="T8">)</text:span></text:p>
            <text:p text:style-name="P11"><text:span text:style-name="T8"/></text:p>
            <text:p text:style-name="P11"><text:span text:style-name="T41">Why do we need two "foo" functions?</text:span></text:p>
            <text:p text:style-name="P11"><text:span text:style-name="T42">See folder 7.</text:span></text:p>
            <text:p text:style-name="P11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שקופית_20_כותרת_5f_" presentation:presentation-page-layout-name="AL1T0">
        <office:forms form:automatic-focus="false" form:apply-design-mode="false"/>
        <draw:frame draw:name="Rectangle 2" presentation:style-name="pr9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++: friend functions</text:span></text:p>
          </draw:text-box>
        </draw:frame>
        <draw:frame draw:name="כותרת משנה 3" presentation:style-name="pr10" draw:text-style-name="P4" draw:layer="layout" svg:width="17.779cm" svg:height="4.444cm" svg:x="4.575cm" svg:y="11.518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Erel Segal-Halev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כותרת_20_ותוכן_5f_" presentation:presentation-page-layout-name="AL2T11">
        <office:forms form:automatic-focus="false" form:apply-design-mode="false"/>
        <draw:frame draw:name="Title 1" presentation:style-name="pr12" draw:text-style-name="P21" draw:layer="layout" svg:width="23.706cm" svg:height="1.776cm" svg:x="0.847cm" svg:y="0.763cm" presentation:class="title" presentation:user-transformed="true">
          <draw:text-box>
            <text:p text:style-name="P6"><text:span text:style-name="T43">friend functions</text:span></text:p>
          </draw:text-box>
        </draw:frame>
        <draw:frame draw:name="Slide Number Placeholder 2" presentation:style-name="pr13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Content Placeholder 3" presentation:style-name="pr14" draw:text-style-name="P10" draw:layer="layout" svg:width="23.706cm" svg:height="15.874cm" svg:x="0.847cm" svg:y="2.54cm" presentation:class="outline" presentation:user-transformed="true">
          <draw:text-box>
            <text:list text:style-name="L3">
              <text:list-item>
                <text:p text:style-name="P22"><text:span text:style-name="T44">Friend function in a class:</text:span></text:p>
                <text:list>
                  <text:list-item>
                    <text:p text:style-name="P23"><text:span text:style-name="T44">Not a method of the class.</text:span></text:p>
                  </text:list-item>
                  <text:list-item>
                    <text:p text:style-name="P23"><text:span text:style-name="T44">Has access to the class’s private and protected data </text:span><text:span text:style-name="T44">members.</text:span></text:p>
                  </text:list-item>
                  <text:list-item>
                    <text:p text:style-name="P23"><text:span text:style-name="T44">Defined inside the class scope.</text:span></text:p>
                  </text:list-item>
                </text:list>
              </text:list-item>
              <text:list-item>
                <text:p><text:span text:style-name="T44">See folder 8 for an exampl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Calibri1" svg:font-family="Calibri"/>
    <style:font-face style:name="Consolas" svg:font-family="Consolas"/>
    <style:font-face style:name="MS Gothic2" svg:font-family="'MS Gothic'" style:font-family-generic="modern"/>
    <style:font-face style:name="Arial4" svg:font-family="Arial" style:font-family-generic="roman"/>
    <style:font-face style:name="Times New Roman1" svg:font-family="'Times New Roman'" style:font-family-generic="roman"/>
    <style:font-face style:name="Arial5" svg:font-family="Arial" style:font-family-generic="swiss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" svg:font-family="Calibri" style:font-pitch="variable"/>
    <style:font-face style:name="Consolas1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MS Gothic" svg:font-family="'MS Gothic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MS Gothic1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4" draw:display-name="msFillBitmap 14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17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9" style:family="presentation" style:parent-style-name="כותרת_20_ותוכן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1-03-16">16/3/21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</text:span><text:span text:style-name="MT6">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1-03-16">16/3/21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presentation:notes style:page-layout-name="PM2"/>
    </style:master-page>
    <style:master-page style:name="כותרת_20_ותוכן_5f_" style:display-name="כותרת ותוכן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1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</text:span><text:span text:style-name="MT6">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History</dc:title>
    <meta:initial-creator>zomet</meta:initial-creator>
    <meta:editing-cycles>1232</meta:editing-cycles>
    <meta:print-date>1999-11-04T13:06:28</meta:print-date>
    <meta:creation-date>1999-10-10T10:49:40</meta:creation-date>
    <dc:date>2021-03-16T15:17:09.624596292</dc:date>
    <meta:editing-duration>P27DT20H9M36S</meta:editing-duration>
    <meta:generator>LibreOffice/6.4.6.2$Linux_X86_64 LibreOffice_project/40$Build-2</meta:generator>
    <dc:creator>Erel Segal-Halevi</dc:creator>
    <meta:document-statistic meta:object-count="106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